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imes New Roman1" svg:font-family="'Times New Roman'"/>
    <style:font-face style:name="Times New Roman" svg:font-family="'Times New Roman'" style:font-family-generic="roman"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center" style:justify-single-word="false" style:writing-mode="lr-tb"/>
      <style:text-properties style:text-underline-style="none" fo:font-weight="normal" style:font-weight-asian="normal" style:font-weight-complex="normal"/>
    </style:style>
    <style:style style:name="P2" style:family="paragraph" style:parent-style-name="Standard">
      <style:paragraph-properties fo:line-height="150%" fo:text-align="start" style:justify-single-word="false" style:writing-mode="lr-tb"/>
      <style:text-properties style:text-underline-style="none" fo:font-weight="normal" style:font-weight-asian="normal" style:font-weight-complex="normal"/>
    </style:style>
    <style:style style:name="P3" style:family="paragraph" style:parent-style-name="Standard">
      <style:paragraph-properties fo:line-height="150%" fo:text-align="center" style:justify-single-word="false" style:writing-mode="lr-tb"/>
      <style:text-properties style:text-underline-style="solid" style:text-underline-width="auto" style:text-underline-color="font-color"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aming the ever raging beast</text:p>
      <text:p text:style-name="P1"/>
      <text:p text:style-name="P2"><text:tab/>And so it was that the high lord battalion commander had decreed that the two guardian curs Lior Tsa'usho and the otherwise uber soldat Doron Volkovich has failed their guarding duty. Thus <text:s/>their weapons, an AK-47 replica called Glilon and an M-Sixteen with an M-203 grenade launcher be revoked from the curs and put at the armory for a period of no less than 21 days (shortened to 11 due to technical reasons). The guardian curs will be thrown into the stockade for the aforementioned time period (minus ten days for... you know).</text:p>
      <text:p text:style-name="P2"><text:tab/>They were so childish like in their appearance relative to the other mostly grease monkey inmates. “I wouldn't give you over 14 years of age, and him not over 15 years” was commonly declared. They were deprived even the daily quota of cigarettes; Noblesse as they were, not shall they know the military grade of a mattress but will have to suffer a field-grade APC mattress and use spare sleeping bags with a scabbias coating at best case scenario. And from time to time they took the Lior Tsa'usho for a toy, like a living breathing rag-doll, and the uber soldat would simply stay out of this matter. He did not know how to protect the Lior Tsa'usho from the lesser minded inmates and did not want to get involved in their mannerism as long as the situation could be avoided. </text:p>
      <text:p text:style-name="P2"><text:tab/>Until one day when they started to toy around with their newly found rag-doll, one of the other grease monkeys there thought it would be a good idea to mess up with the uber soldat as well. And so it came to be, because of how much indifferent the uber soldat must have seemed to the grease monkey that he grabbed him in a full “Nelson” chokehold where he combined his arms around the uber soldat hands and behind his neck, strangling him a bit. </text:p>
      <text:p text:style-name="P2"><text:tab/>In a split second the uber soldat wasn't indifferent anymore, and crossed his legs behind the legs of the grease monkey's own and managed to fold him into a head lock. He was just about to thrust his skull into the floor tiles when the human part in him suddenly remembered that he was already in a military detention facility and if he would happen to win the battle he would surely lose the war. Getting more time in for beating an inmate. And thus he let the grease monkey win, and the grease monkey assured him that he was really lucky not be in Qiryat Mal'achi, his own turf, because then he and his other ape-like in behaviour friends would surely killed the uber soldat.</text:p>
      <text:p text:style-name="P2"><text:tab/>Then the uber soldat knew best, that he really won and that he was ten-fold better than the grease monkey for taming his inner beast rather than bashing the grease monkey skull upon the floor. Screw his kind and all their brethren, wherever they may g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imes New Roman1" svg:font-family="'Times New Roman'"/>
    <style:font-face style:name="Times New Roman" svg:font-family="'Times New Roman'" style:font-family-generic="roman"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text-align="end"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e" style:country-complex="IL"/>
    </style:default-style>
    <style:default-style style:family="paragraph">
      <style:paragraph-properties fo:text-align="end" style:justify-single-word="false"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Times New Roman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Times New Roman1" fo:font-size="14pt" style:font-name-asian="SimSun" style:font-size-asian="14pt" style:font-name-complex="Times New Roman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imes New Roman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imes New Roman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imes New Roman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rl-tb" style:footnote-max-height="0cm">
        <style:footnote-sep style:width="0.018cm" style:distance-before-sep="0.101cm" style:distance-after-sep="0.101cm"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OoZooL Obliterator666</meta:initial-creator>
    <meta:creation-date>2011-12-21T22:40:37.48</meta:creation-date>
    <dc:date>2012-01-07T00:36:37.95</dc:date>
    <meta:editing-duration>PT1H2M59S</meta:editing-duration>
    <meta:editing-cycles>8</meta:editing-cycles>
    <meta:generator>LibreOffice/3.3$Win32 LibreOffice_project/330m19$Build-202</meta:generator>
    <meta:document-statistic meta:table-count="0" meta:image-count="0" meta:object-count="0" meta:page-count="1" meta:paragraph-count="6" meta:word-count="498" meta:character-count="2718"/>
    <dc:creator>OoZooL Obliterator666</dc:creator>
  </office:meta>
</office:document-meta>
</file>